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Clob.PassThroughClob( Reader characterStream ,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Clob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ssThroughClob.position( String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getSubString( long 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setAscii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truncate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setString( long pos , String str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getCharacterStream( long pos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getCharacter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ssThroughClob.setString( long pos ,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getAscii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ssThroughClob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setCharacter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Clob.PassThroughClob( InputStream asciiStream ,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Clob.PassThroughClob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Clob.position( Clob searchstr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